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Standard" style:list-style-name="L1">
      <style:paragraph-properties fo:text-align="start" style:justify-single-word="false" fo:orphans="2" fo:widows="2"/>
      <style:text-properties officeooo:paragraph-rsid="0012d9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d9ed"/>
    </style:style>
    <style:style style:name="T3" style:family="text">
      <style:text-properties officeooo:rsid="0014564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Transmisión:</text:span> Proceso de enviar datos de un lugar a otro a través de un medio de comunicación.<text:line-break/></text:p>
        </text:list-item>
        <text:list-item>
          <text:p text:style-name="P1"><text:span text:style-name="T1">Ruido:</text:span> Interferencia no deseada que afecta la calidad de la señal durante la transmisión.<text:line-break/></text:p>
        </text:list-item>
        <text:list-item>
          <text:p text:style-name="P1"><text:span text:style-name="T1">Control de errores:</text:span> Técnicas utilizadas para detectar y corregir errores en los datos transmitidos.<text:line-break/></text:p>
        </text:list-item>
        <text:list-item>
          <text:p text:style-name="P1"><text:span text:style-name="T1">Distorsión:</text:span> <text:span text:style-name="T2">Cambio</text:span> de la forma original de la señal <text:span text:style-name="T3">en</text:span> la transmisión.<text:line-break/></text:p>
        </text:list-item>
        <text:list-item>
          <text:p text:style-name="P1"><text:span text:style-name="T1">Transmisión en paralelo:</text:span> Envío de <text:span text:style-name="T2">muchos</text:span> bits de datos simultáneamente a través de varios canales.<text:line-break/></text:p>
        </text:list-item>
        <text:list-item>
          <text:p text:style-name="P1"><text:span text:style-name="T1">Canal:</text:span> Medio a través del <text:span text:style-name="T2">que</text:span> se transmiten los datos.<text:line-break/></text:p>
        </text:list-item>
        <text:list-item>
          <text:p text:style-name="P1"><text:span text:style-name="T1">Sincronismo: </text:span>Coordinación temporal entre el emisor y el receptor para asegurar una correcta transmisión de datos.<text:line-break/></text:p>
        </text:list-item>
        <text:list-item>
          <text:p text:style-name="P1"><text:span text:style-name="T1">Medio: </text:span>Material utilizado para transmitir datos.<text:line-break/></text:p>
        </text:list-item>
        <text:list-item>
          <text:p text:style-name="P1"><text:span text:style-name="T1">Ancho de Banda:</text:span> Capacidad de un canal para transmitir datos, <text:span text:style-name="T2">se mide</text:span> en bits </text:p>
          <text:p text:style-name="P1">por segundo (bps).<text:line-break/></text:p>
        </text:list-item>
        <text:list-item>
          <text:p text:style-name="P1"><text:span text:style-name="T1">Gbps: </text:span>Gigabits por segundo, <text:span text:style-name="T2">es la</text:span> unidad de medida de la velocidad de transmisión de da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6807" officeooo:paragraph-rsid="001068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2:05:29.649000000</meta:creation-date>
    <dc:date>2025-01-21T13:36:56.776000000</dc:date>
    <meta:editing-duration>PT1H18M57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2" meta:word-count="155" meta:character-count="921" meta:non-whitespace-character-count="779"/>
  </office:meta>
</office:document-meta>
</file>